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ari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21cd4c" officeooo:paragraph-rsid="0021cd4c"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22fe2b" officeooo:paragraph-rsid="0022fe2b" style:font-weight-asian="bold" style:font-weight-complex="bold"/>
    </style:style>
    <style:style style:name="P3" style:family="paragraph" style:parent-style-name="Standard">
      <style:paragraph-properties fo:text-align="center" style:justify-single-word="false"/>
      <style:text-properties style:text-underline-style="none" fo:font-weight="normal" officeooo:rsid="001d1086" officeooo:paragraph-rsid="001d1086"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d1086" officeooo:paragraph-rsid="001d1086"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2fe2b" officeooo:paragraph-rsid="0022fe2b"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af049" officeooo:paragraph-rsid="002916da" style:font-weight-asian="normal" style:font-weight-complex="normal"/>
    </style:style>
    <style:style style:name="P7" style:family="paragraph" style:parent-style-name="Standard">
      <style:paragraph-properties fo:text-align="justify" style:justify-single-word="false"/>
      <style:text-properties fo:font-size="14pt" style:text-underline-style="none" fo:font-weight="normal" officeooo:rsid="001d1086" officeooo:paragraph-rsid="001d1086"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none" fo:font-weight="normal" officeooo:rsid="0022fe2b" officeooo:paragraph-rsid="0022fe2b"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style:text-underline-style="none" fo:font-weight="normal" officeooo:rsid="0021cd4c" officeooo:paragraph-rsid="0021cd4c"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none" fo:font-weight="normal" officeooo:rsid="002a6f57" officeooo:paragraph-rsid="002a6f57"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none" fo:font-weight="normal" officeooo:rsid="002af049" officeooo:paragraph-rsid="002916da"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none" fo:font-weight="normal" officeooo:rsid="002cebfb" officeooo:paragraph-rsid="002cebfb"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none" fo:font-weight="normal" officeooo:rsid="0024c7cc" officeooo:paragraph-rsid="0024c7cc"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24c7cc" officeooo:paragraph-rsid="00279b12"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a6f57" officeooo:paragraph-rsid="002a6f57"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fo:font-weight="bold" officeooo:rsid="002a6f57" officeooo:paragraph-rsid="002a6f57"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a6f57" officeooo:paragraph-rsid="002a6f57"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6pt" style:text-underline-style="none" fo:font-weight="normal" officeooo:rsid="001d1086" officeooo:paragraph-rsid="001d1086"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d1086" officeooo:paragraph-rsid="001d108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2fe2b" officeooo:paragraph-rsid="0022fe2b"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916da" officeooo:paragraph-rsid="002916da"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4c7cc" officeooo:paragraph-rsid="0024c7cc" style:font-size-asian="14pt" style:font-weight-asian="bold" style:font-size-complex="16pt" style:font-weight-complex="bold"/>
    </style:style>
    <style:style style:name="P23" style:family="paragraph" style:parent-style-name="Standard">
      <style:paragraph-properties fo:text-align="start" style:justify-single-word="false"/>
      <style:text-properties fo:font-size="16pt" style:text-underline-style="solid" style:text-underline-width="auto" style:text-underline-color="font-color" fo:font-weight="bold" officeooo:rsid="0024c7cc" officeooo:paragraph-rsid="0024c7cc"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cc475" style:font-weight-asian="bold" style:font-weight-complex="bold"/>
    </style:style>
    <style:style style:name="T3" style:family="text">
      <style:text-properties fo:font-weight="bold" officeooo:rsid="002cebfb" style:font-weight-asian="bold" style:font-weight-complex="bold"/>
    </style:style>
    <style:style style:name="T4" style:family="text">
      <style:text-properties fo:font-size="16pt" style:font-size-asian="16pt" style:font-size-complex="16pt"/>
    </style:style>
    <style:style style:name="T5" style:family="text">
      <style:text-properties officeooo:rsid="002cc4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TRODUCTION</text:p>
      <text:p text:style-name="P18"/>
      <text:p text:style-name="P7">3D reconstruction from multiple images is the creation of three-dimensional models from a set of images. It is the reverse process of obtaining 2D images from 3D scenes. The essence of an image is a projection from a 3D scene onto a 2D plane, during which process the depth is lost. The 3D point corresponding to a specific image point is constrained to be on the line of sight. From a single image, it is impossible to determine which point on this line corresponds to the image point. If two images are available, then the position of a 3D point can be found as the intersection of the two projection rays. This process is referred to as triangulation. The key for this process is the relations between multiple views which convey the information that corresponding sets of points must contain some structure and that this structure is related to the poses and the calibration of the camera.</text:p>
      <text:p text:style-name="P7"/>
      <text:p text:style-name="P7">In recent decades, there is an important demand for 3D content for computer graphics, virtual reality and communication, triggering a change in emphasis for the requirements. Many existing systems for constructing 3D models are built around specialized hardware (e.g. stereo rigs) resulting in a high cost, which cannot satisfy the requirement of its new applications. This gap stimulates the use of digital imaging facilities (like a camera). Moore's law also tells us that more work can be done in software. An early method was proposed by Tomasi and Kanade.[1] They used an affine factorization approach to extract 3D from images sequences. However, the assumption of orthographic projection is a significant limitation of this system.</text:p>
      <text:p text:style-name="P4"/>
      <text:p text:style-name="P4"/>
      <text:p text:style-name="P20">MOTIVATION</text:p>
      <text:p text:style-name="P2"/>
      <text:p text:style-name="P5"/>
      <text:p text:style-name="P8">Recovery of structure and motion from imagery and video has long been a key research topic in the computer vision community. As these techniques have matured and become scalable to big data problems, the demand for applying these techniques to real-world problems has also grown. Popular applications range from camera tracking for CGI in filmmaking to city-scale reconstruction from large community photo collections to robot visual navigation. Building a software pipeline for one of these applications requires a combination of numerous complex vision algorithms. Rather than start from scratch, it usually makes more sense to build on the open source implementations of these algorithms that have been provided and tested by experts in the community.</text:p>
      <text:p text:style-name="P8"/>
      <text:p text:style-name="P8">In recent years, a number of open source packages have appeared to address different pieces of the SfM pipeline. Some packages, like the popular Bundler software, provide an end-to-end application to address a specific problem. Bundler provides a complete SfM pipeline for unorganized photo collections, but is minimally customizable and not as easily reconfigured to efficiently apply to other applications, like video. Conversely, other software packages provide APIs for more easily <text:soft-page-break/>accessible building blocks which can be combined in custom ways to build a SfM pipeline. However, expertise is require to combine these components into a functional system.</text:p>
      <text:p text:style-name="P5"/>
      <text:p text:style-name="P22">LITERATURE SURVEY</text:p>
      <text:p text:style-name="P23"/>
      <text:p text:style-name="P14">Researchers have been working on visual reconstruction algorithms for decades [183, 182]. However, only relatively recently have these techniques matured enough to be used in large-scale industrial applications. Nowadays industrial algorithms are able to estimate camera parameters for millions of images. Two slightly different techniques have made great progress in recent years: Structure-from-Motion (SfM) [88] and Visual Simultaneous Localization and Mapping (VSLAM) [53]. Both rely on the correspondence cue and the assumption that the scene is rigid. SfM is most commonly used to compute camera models of unordered sets of images, usually offline, while VSLAM specializes in computing the 1.2. Camera projection models 7 location of a camera from a video stream, usually real-time. In this tutorial we focus on SfM algorithms, since a large majority of MVS algorithms are designed to work on unordered image sets, and rely on SfM to compute camera parameters. Note however that VSLAM has made very quick progress recently in the context of MVS [145, 180]. </text:p>
      <text:p text:style-name="P14"/>
      <text:p text:style-name="P14">The term “camera parameters” refers to a set of values describing a camera configuration, that is, camera pose information consisting of location and orientation, and camera intrinsic properties such as focal length and pixel sensor size. There are many different ways or “models” to parameterize this camera configuration. In the following section, we discuss some of the most common camera projection models used in MVS applications</text:p>
      <text:p text:style-name="P13"/>
      <text:p text:style-name="P13">Dr. Ramakanth Kumar P et al.[3] proposed a 3D object reconstruction system using a feature detection technique called Speeded Up Robust Feature(SURF) is a robust feature detector and is used in 3D reconstruction problem and object recognition problem. Speeded up robust feature points and are matched between the pair of underwater images. The unwanted feature points are removed using epipolar geometry and derive the geometrical relation. Then the 3D points are computed using linear triangulation. These 3D point clouds are then used for 3D reconstruction and texture mapping.</text:p>
      <text:p text:style-name="P1"/>
      <text:p text:style-name="P9">Alessandro Gallo et al.[5] proposed work presents the analysis made on small specimens, using a multiview stereo technique to reconstruct the 3D object. The analysis in the field of cultural heritage is gaining importance for restoration, duplication and maintenance of ancient specimens. The 3D reconstruction technique is used to determine the characteristics of a particular species. The problem rose due to use of macro lenses, such as small depth and loss of sharpness because of diffraction. To overcome this problem, every image in the sequence is acquired by merging all the images captured at different focus plane using image fusion <text:soft-page-break/>algorithm. This results in obtaining the object with high quality textured 3D modal that ranges from some millimeter to centimeter.</text:p>
      <text:p text:style-name="P9"/>
      <text:p text:style-name="P9">Chris Beall et al.[9] the proposed work presents the 3D reconstruction of dense objects using smoothing and mapping techniques. There are technique which gives high quality 3D reconstruction for large structure, but the 3D reconstruction for small underwater objects is not satisfied because of the challenging environment. The dense object modal is built from the synchronized high definition video. The SURF is used to detect features, the camera trajectory and the 3D points are estimated, and are fed as the input to mapping and smoothing techniques for optimization. These 3D modals provides accuracy for quantitative measurements of drown structures.</text:p>
      <text:p text:style-name="P9"/>
      <text:p text:style-name="P15">RESEARCH GAPS</text:p>
      <text:p text:style-name="P16"/>
      <text:p text:style-name="P10">Previous work for the reconstruction of a real world scene from images is heavily based on projective and epipolar geometry. The common approach is to find the relationship between the different images by calculating their fundamental matrixes, which expresses the image’s incidence relation. These matrixes in addition to a simple pinhole camera model can then be used to find the correspondence between points. A novel view can then be found from the intersection of the epipolar lines of the other two views. In this project report we propose a different methodology for a similar 3D reconstruction result to the projective geometry approach, which is less computationally expensive and less mathematically convoluted</text:p>
      <text:p text:style-name="P9"/>
      <text:p text:style-name="P15">OBJECTIVE</text:p>
      <text:p text:style-name="P17"/>
      <text:p text:style-name="P10">The objective of this report is to identify the various approaches to generating sparse 3D reconstructions using the Structure from Motion (SfM) algorithms and the methods to generate dense 3D reconstructions using the Multi View Stereo (MVS) algorithms.</text:p>
      <text:p text:style-name="P9"/>
      <text:p text:style-name="P21">PROPOSED METHODOLOGY</text:p>
      <text:p text:style-name="P6"/>
      <text:p text:style-name="P6"/>
      <text:p text:style-name="P11">The task of converting multiple 2D images into 3D model consists of a series of processing steps:</text:p>
      <text:p text:style-name="P11"/>
      <text:p text:style-name="P12"><text:span text:style-name="T1">1. Image Acquisition</text:span></text:p>
      <text:p text:style-name="P11"/>
      <text:p text:style-name="P11"><text:span text:style-name="T3">2</text:span><text:span text:style-name="T2">. </text:span><text:span text:style-name="T1">Camera calibration </text:span>consists of intrinsic and extrinsic parameters, without which at some level no arrangement of algorithms can work. The dotted line between Calibration and Depth determination represents that the camera calibration is usually required for determining depth.</text:p>
      <text:p text:style-name="P11"/>
      <text:p text:style-name="P11"><text:soft-page-break/><text:span text:style-name="T3">3</text:span><text:span text:style-name="T2">. </text:span><text:span text:style-name="T1">Depth determination </text:span>serves as the most challenging part in the whole process, as it calculates the 3D component missing from any given image – depth. The correspondence problem, finding matches between two images so the position of the matched elements can then be triangulated in 3D space is the key issue here.</text:p>
      <text:p text:style-name="P11"/>
      <text:p text:style-name="P11"><text:span text:style-name="T3">4</text:span><text:span text:style-name="T2">. Registration</text:span><text:span text:style-name="T5"> - </text:span>Once you have the multiple depth maps you have to combine them to create a final mesh by calculating depth and projecting out of the camera. Camera calibration will be used to identify where the many meshes created by depth maps can be combined together to develop a larger one, providing more than one view for observation.</text:p>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ari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0:17:04.355836983</meta:creation-date>
    <dc:date>2017-11-01T12:13:10.464135225</dc:date>
    <meta:editing-duration>PT1H35M27S</meta:editing-duration>
    <meta:editing-cycles>15</meta:editing-cycles>
    <meta:generator>LibreOffice/5.4.1.2$Linux_X86_64 LibreOffice_project/40m0$Build-2</meta:generator>
    <meta:document-statistic meta:table-count="0" meta:image-count="0" meta:object-count="0" meta:page-count="4" meta:paragraph-count="22" meta:word-count="1348" meta:character-count="8656" meta:non-whitespace-character-count="7328"/>
  </office:meta>
</office:document-meta>
</file>